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puter Modern" svg:font-family="'Computer 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Computer Modern" officeooo:rsid="0015e218" officeooo:paragraph-rsid="0015e218"/>
    </style:style>
    <style:style style:name="P2" style:family="paragraph" style:parent-style-name="Standard">
      <style:text-properties style:font-name="Computer Modern" officeooo:rsid="0015e218" officeooo:paragraph-rsid="0015e218"/>
    </style:style>
    <style:style style:name="P3" style:family="paragraph" style:parent-style-name="Heading_20_3">
      <style:text-properties style:font-name="Computer Modern"/>
    </style:style>
    <style:style style:name="P4" style:family="paragraph" style:parent-style-name="Heading_20_4">
      <style:text-properties style:font-name="Computer Modern"/>
    </style:style>
    <style:style style:name="P5" style:family="paragraph" style:parent-style-name="Heading_20_5">
      <style:text-properties style:font-name="Computer Modern"/>
    </style:style>
    <style:style style:name="P6" style:family="paragraph" style:parent-style-name="Standard">
      <style:text-properties style:font-name="Computer Modern" officeooo:rsid="0016e0d3" officeooo:paragraph-rsid="0016e0d3"/>
    </style:style>
    <style:style style:name="P7" style:family="paragraph" style:parent-style-name="Standard">
      <style:text-properties style:font-name="Computer Modern" officeooo:rsid="00186682" officeooo:paragraph-rsid="00186682"/>
    </style:style>
    <style:style style:name="P8" style:family="paragraph" style:parent-style-name="Text_20_body">
      <style:text-properties style:font-name="Computer Modern"/>
    </style:style>
    <style:style style:name="P9" style:family="paragraph" style:parent-style-name="Heading_20_3">
      <style:text-properties style:font-name="Computer Modern" officeooo:rsid="001c265d" officeooo:paragraph-rsid="001c265d"/>
    </style:style>
    <style:style style:name="P10" style:family="paragraph" style:parent-style-name="Text_20_body" style:list-style-name="L1">
      <style:paragraph-properties fo:margin-top="0cm" fo:margin-bottom="0cm" style:contextual-spacing="false"/>
      <style:text-properties style:font-name="Computer Modern"/>
    </style:style>
    <style:style style:name="P11" style:family="paragraph" style:parent-style-name="Text_20_body" style:list-style-name="L1">
      <style:text-properties style:font-name="Computer Modern"/>
    </style:style>
    <style:style style:name="P12" style:family="paragraph" style:parent-style-name="Text_20_body" style:list-style-name="L2">
      <style:paragraph-properties fo:margin-top="0cm" fo:margin-bottom="0cm" style:contextual-spacing="false"/>
      <style:text-properties style:font-name="Computer Modern"/>
    </style:style>
    <style:style style:name="P13" style:family="paragraph" style:parent-style-name="Text_20_body" style:list-style-name="L2">
      <style:text-properties style:font-name="Computer Modern"/>
    </style:style>
    <style:style style:name="P14" style:family="paragraph" style:parent-style-name="Text_20_body" style:list-style-name="L4">
      <style:paragraph-properties fo:margin-top="0cm" fo:margin-bottom="0cm" style:contextual-spacing="false"/>
      <style:text-properties style:font-name="Computer Modern"/>
    </style:style>
    <style:style style:name="P15" style:family="paragraph" style:parent-style-name="Text_20_body" style:list-style-name="L4">
      <style:text-properties style:font-name="Computer Modern"/>
    </style:style>
    <style:style style:name="P16" style:family="paragraph" style:parent-style-name="Text_20_body" style:list-style-name="L5">
      <style:paragraph-properties fo:margin-top="0cm" fo:margin-bottom="0cm" style:contextual-spacing="false"/>
      <style:text-properties style:font-name="Computer Modern"/>
    </style:style>
    <style:style style:name="P17" style:family="paragraph" style:parent-style-name="Text_20_body" style:list-style-name="L5">
      <style:text-properties style:font-name="Computer Modern"/>
    </style:style>
    <style:style style:name="P18" style:family="paragraph" style:parent-style-name="Text_20_body" style:list-style-name="L7">
      <style:paragraph-properties fo:margin-top="0cm" fo:margin-bottom="0cm" style:contextual-spacing="false"/>
      <style:text-properties style:font-name="Computer Modern"/>
    </style:style>
    <style:style style:name="P19" style:family="paragraph" style:parent-style-name="Text_20_body" style:list-style-name="L7">
      <style:text-properties style:font-name="Computer Modern"/>
    </style:style>
    <style:style style:name="P20" style:family="paragraph" style:parent-style-name="Text_20_body" style:list-style-name="L8">
      <style:paragraph-properties fo:margin-top="0cm" fo:margin-bottom="0cm" style:contextual-spacing="false"/>
      <style:text-properties style:font-name="Computer Modern"/>
    </style:style>
    <style:style style:name="P21" style:family="paragraph" style:parent-style-name="Text_20_body" style:list-style-name="L8">
      <style:text-properties style:font-name="Computer Modern"/>
    </style:style>
    <style:style style:name="P22" style:family="paragraph" style:parent-style-name="Text_20_body" style:list-style-name="L9">
      <style:paragraph-properties fo:margin-top="0cm" fo:margin-bottom="0cm" style:contextual-spacing="false"/>
      <style:text-properties style:font-name="Computer Modern"/>
    </style:style>
    <style:style style:name="P23" style:family="paragraph" style:parent-style-name="Text_20_body" style:list-style-name="L9">
      <style:text-properties style:font-name="Computer Modern"/>
    </style:style>
    <style:style style:name="P24" style:family="paragraph" style:parent-style-name="Text_20_body" style:list-style-name="L10">
      <style:paragraph-properties fo:margin-top="0cm" fo:margin-bottom="0cm" style:contextual-spacing="false"/>
      <style:text-properties style:font-name="Computer Modern"/>
    </style:style>
    <style:style style:name="P25" style:family="paragraph" style:parent-style-name="Text_20_body" style:list-style-name="L10">
      <style:text-properties style:font-name="Computer Modern"/>
    </style:style>
    <style:style style:name="P26" style:family="paragraph" style:parent-style-name="Text_20_body" style:list-style-name="L11">
      <style:paragraph-properties fo:margin-top="0cm" fo:margin-bottom="0cm" style:contextual-spacing="false"/>
      <style:text-properties style:font-name="Computer Modern"/>
    </style:style>
    <style:style style:name="P27" style:family="paragraph" style:parent-style-name="Text_20_body" style:list-style-name="L11">
      <style:text-properties style:font-name="Computer Modern"/>
    </style:style>
    <style:style style:name="P28" style:family="paragraph" style:parent-style-name="Text_20_body" style:list-style-name="L12">
      <style:paragraph-properties fo:margin-top="0cm" fo:margin-bottom="0cm" style:contextual-spacing="false"/>
      <style:text-properties style:font-name="Computer Modern"/>
    </style:style>
    <style:style style:name="P29" style:family="paragraph" style:parent-style-name="Text_20_body" style:list-style-name="L12">
      <style:text-properties style:font-name="Computer Modern"/>
    </style:style>
    <style:style style:name="P30" style:family="paragraph" style:parent-style-name="Text_20_body" style:list-style-name="L13">
      <style:paragraph-properties fo:margin-top="0cm" fo:margin-bottom="0cm" style:contextual-spacing="false"/>
      <style:text-properties style:font-name="Computer Modern"/>
    </style:style>
    <style:style style:name="P31" style:family="paragraph" style:parent-style-name="Text_20_body" style:list-style-name="L13">
      <style:text-properties style:font-name="Computer Modern" officeooo:paragraph-rsid="0016e0d3"/>
    </style:style>
    <style:style style:name="P32" style:family="paragraph" style:parent-style-name="Text_20_body" style:list-style-name="L14">
      <style:paragraph-properties fo:margin-top="0cm" fo:margin-bottom="0cm" style:contextual-spacing="false"/>
      <style:text-properties style:font-name="Computer Modern"/>
    </style:style>
    <style:style style:name="P33" style:family="paragraph" style:parent-style-name="Text_20_body" style:list-style-name="L14">
      <style:text-properties style:font-name="Computer Modern"/>
    </style:style>
    <style:style style:name="P34" style:family="paragraph" style:parent-style-name="Text_20_body" style:list-style-name="L16">
      <style:paragraph-properties fo:margin-top="0cm" fo:margin-bottom="0cm" style:contextual-spacing="false"/>
      <style:text-properties style:font-name="Computer Modern"/>
    </style:style>
    <style:style style:name="P35" style:family="paragraph" style:parent-style-name="Text_20_body" style:list-style-name="L16">
      <style:text-properties style:font-name="Computer Modern"/>
    </style:style>
    <style:style style:name="P36" style:family="paragraph" style:parent-style-name="Text_20_body" style:list-style-name="L3"/>
    <style:style style:name="P37" style:family="paragraph" style:parent-style-name="Text_20_body" style:list-style-name="L3">
      <style:paragraph-properties fo:margin-top="0cm" fo:margin-bottom="0cm" style:contextual-spacing="false"/>
    </style:style>
    <style:style style:name="P38" style:family="paragraph" style:parent-style-name="Text_20_body" style:list-style-name="L6"/>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5">
      <style:paragraph-properties fo:margin-top="0cm" fo:margin-bottom="0cm" style:contextual-spacing="false"/>
    </style:style>
    <style:style style:name="T1" style:family="text">
      <style:text-properties style:font-name="Computer Modern"/>
    </style:style>
    <style:style style:name="T2" style:family="text">
      <style:text-properties style:font-name="Computer Modern" officeooo:rsid="0016e0d3"/>
    </style:style>
    <style:style style:name="T3" style:family="text">
      <style:text-properties style:font-name="Computer Modern" officeooo:rsid="001d3ef7"/>
    </style:style>
    <style:style style:name="T4" style:family="text">
      <style:text-properties style:font-name="Computer Modern" officeooo:rsid="001ebce7"/>
    </style:style>
    <style:style style:name="T5" style:family="text">
      <style:text-properties officeooo:rsid="00168a23"/>
    </style:style>
    <style:style style:name="T6" style:family="text">
      <style:text-properties officeooo:rsid="0016e0d3"/>
    </style:style>
    <style:style style:name="T7" style:family="text">
      <style:text-properties officeooo:rsid="0018668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Title: Music Recommendation using Machine Learning</text:p>
      <text:p text:style-name="P2"/>
      <text:p text:style-name="P7">Course: Practical Data Science (PAT23)</text:p>
      <text:p text:style-name="P2"/>
      <text:p text:style-name="P2">Team Members: <text:span text:style-name="T5">Jüri Kivimäe</text:span></text:p>
      <text:h text:style-name="P1" text:outline-level="3"/>
      <text:h text:style-name="P1" text:outline-level="3"/>
      <text:h text:style-name="P1" text:outline-level="3">Business Goals</text:h>
      <text:h text:style-name="P4" text:outline-level="4">Background</text:h>
      <text:p text:style-name="P8">Music has become an indispensable part of human life, offering emotional depth, entertainment, and therapeutic value. With the advent of digital media, individual music collections can easily span thousands of tracks. However, navigating such vast collections can be overwhelming. This necessitates a smart way of recommending music tailored to user preferences.</text:p>
      <text:h text:style-name="P4" text:outline-level="4">Business Goals</text:h>
      <text:p text:style-name="P8">The primary objective is to build a personalized Music Recommender System to assist users in navigating their music collections more efficiently. The system aims to provide accurate recommendations based on various parameters like genres, BPM, key, loudness, and pitch.</text:p>
      <text:h text:style-name="P4" text:outline-level="4">Business Success Criteria</text:h>
      <text:list xml:id="list2564266186" text:style-name="L1">
        <text:list-item>
          <text:p text:style-name="P10">At least 80% accuracy in song recommendations.</text:p>
        </text:list-item>
        <text:list-item>
          <text:p text:style-name="P10">User-friendly interface for easy navigation.</text:p>
        </text:list-item>
        <text:list-item>
          <text:p text:style-name="P11">Scalability for large music libraries.</text:p>
        </text:list-item>
      </text:list>
      <text:h text:style-name="P9" text:outline-level="3">Situation Assessment</text:h>
      <text:h text:style-name="P4" text:outline-level="4">Inventory of Resources</text:h>
      <text:list xml:id="list36162694" text:style-name="L2">
        <text:list-item>
          <text:p text:style-name="P12">Existing music collection with rich metadata.</text:p>
        </text:list-item>
        <text:list-item>
          <text:p text:style-name="P12">Computational resources for data mining and machine learning.</text:p>
        </text:list-item>
        <text:list-item>
          <text:p text:style-name="P13">Programming skills in Python and familiarity with machine learning libraries like TensorFlow or scikit-learn.</text:p>
        </text:list-item>
      </text:list>
      <text:h text:style-name="P4" text:outline-level="4">Requirements, Assumptions, and Constraints</text:h>
      <text:list xml:id="list4058623383" text:style-name="L3">
        <text:list-item>
          <text:p text:style-name="P37"><text:span text:style-name="Strong_20_Emphasis"><text:span text:style-name="T1">Requirements</text:span></text:span><text:span text:style-name="T1">: High-quality metadata for each track, sufficient computational power.</text:span></text:p>
        </text:list-item>
        <text:list-item>
          <text:p text:style-name="P37"><text:span text:style-name="Strong_20_Emphasis"><text:span text:style-name="T1">Assumptions</text:span></text:span><text:span text:style-name="T1">: Songs with similar features are likely to be enjoyed together.</text:span></text:p>
        </text:list-item>
        <text:list-item>
          <text:p text:style-name="P36"><text:span text:style-name="Strong_20_Emphasis"><text:span text:style-name="T1">Constraints</text:span></text:span><text:span text:style-name="T1">: Limited computational resources for extremely large music collections.</text:span></text:p>
        </text:list-item>
      </text:list>
      <text:h text:style-name="P4" text:outline-level="4">Risks and Contingencies</text:h>
      <text:list xml:id="list3890877548" text:style-name="L4">
        <text:list-item>
          <text:p text:style-name="P14">Inaccuracy in metadata can lead to poor recommendations.</text:p>
        </text:list-item>
        <text:list-item>
          <text:p text:style-name="P15">Computational limitations may require downsampling or feature reduction.</text:p>
        </text:list-item>
      </text:list>
      <text:h text:style-name="P4" text:outline-level="4"><text:soft-page-break/>Terminology</text:h>
      <text:list xml:id="list3173689994" text:style-name="L5">
        <text:list-item>
          <text:p text:style-name="P16">BPM: Beats Per Minute</text:p>
        </text:list-item>
        <text:list-item>
          <text:p text:style-name="P16">Key: Musical key the song is in</text:p>
        </text:list-item>
        <text:list-item>
          <text:p text:style-name="P16">Loudness: Overall loudness of a song</text:p>
        </text:list-item>
        <text:list-item>
          <text:p text:style-name="P17">Pitch: Frequency of the musical notes</text:p>
        </text:list-item>
      </text:list>
      <text:h text:style-name="P4" text:outline-level="4">Costs and Benefits</text:h>
      <text:list xml:id="list3855714139" text:style-name="L6">
        <text:list-item>
          <text:p text:style-name="P39"><text:span text:style-name="Strong_20_Emphasis"><text:span text:style-name="T1">Costs</text:span></text:span><text:span text:style-name="T1">: Time and computational resources for model training.</text:span></text:p>
        </text:list-item>
        <text:list-item>
          <text:p text:style-name="P38"><text:span text:style-name="Strong_20_Emphasis"><text:span text:style-name="T1">Benefits</text:span></text:span><text:span text:style-name="T1">: Highly personalized music experience, effective navigation through large music libraries.</text:span></text:p>
        </text:list-item>
      </text:list>
      <text:h text:style-name="P3" text:outline-level="3"/>
      <text:h text:style-name="P3" text:outline-level="3">Defining Data-Mining Goals</text:h>
      <text:h text:style-name="P4" text:outline-level="4">Data-Mining Goals</text:h>
      <text:list xml:id="list1066634513" text:style-name="L7">
        <text:list-item>
          <text:p text:style-name="P18">To classify songs into multiple clusters based on their features.</text:p>
        </text:list-item>
        <text:list-item>
          <text:p text:style-name="P18">To identify patterns and correlations between different features of the songs.</text:p>
        </text:list-item>
        <text:list-item>
          <text:p text:style-name="P19">To develop a model that can accurately recommend songs from the collection based on user input or listening history.</text:p>
        </text:list-item>
      </text:list>
      <text:h text:style-name="P4" text:outline-level="4">Data-Mining Success Criteria</text:h>
      <text:list xml:id="list3589084683" text:style-name="L8">
        <text:list-item>
          <text:p text:style-name="P20">Achieve a model accuracy of at least 80%.</text:p>
        </text:list-item>
        <text:list-item>
          <text:p text:style-name="P20">Efficiently handle a large number of songs without significant compromise on speed or accuracy.</text:p>
        </text:list-item>
        <text:list-item>
          <text:p text:style-name="P21">Validate the model using techniques like cross-validation to ensure robustness.</text:p>
        </text:list-item>
      </text:list>
      <text:h text:style-name="P1" text:outline-level="3">Data Understanding</text:h>
      <text:h text:style-name="P4" text:outline-level="4">Gathering Data</text:h>
      <text:h text:style-name="P5" text:outline-level="5">Outline Data Requirements</text:h>
      <text:p text:style-name="P8">For the Music Recommender System, the data should include at least the following attributes for each song in the music collection:</text:p>
      <text:list xml:id="list3625561918" text:style-name="L9">
        <text:list-item>
          <text:p text:style-name="P22">Song title and artist</text:p>
        </text:list-item>
        <text:list-item>
          <text:p text:style-name="P22">Genre(s)</text:p>
        </text:list-item>
        <text:list-item>
          <text:p text:style-name="P22">Beats Per Minute (BPM)</text:p>
        </text:list-item>
        <text:list-item>
          <text:p text:style-name="P22">Key</text:p>
        </text:list-item>
        <text:list-item>
          <text:p text:style-name="P22">Loudness</text:p>
        </text:list-item>
        <text:list-item>
          <text:p text:style-name="P22">Pitch</text:p>
        </text:list-item>
        <text:list-item>
          <text:p text:style-name="P23">File format (MP3, FLAC, etc.)</text:p>
        </text:list-item>
      </text:list>
      <text:p text:style-name="P8">Additional features like sentiment of lyrics, instrumentals vs. vocals, and other musical elements can also be beneficial.</text:p>
      <text:h text:style-name="P5" text:outline-level="5"><text:soft-page-break/>Verify Data Availability</text:h>
      <text:list xml:id="list4275918565" text:style-name="L10">
        <text:list-item>
          <text:p text:style-name="P24">Most of the metadata (Song title, artist, genre, etc.) is likely readily available in the music files or can be scraped from online databases like MusicBrainz <text:span text:style-name="T7">or Picard</text:span>.</text:p>
        </text:list-item>
        <text:list-item>
          <text:p text:style-name="P25">Audio features like BPM, key, loudness, and pitch might require computational analysis of the audio files, which can be done using libraries like Librosa for Python.</text:p>
        </text:list-item>
      </text:list>
      <text:h text:style-name="P5" text:outline-level="5">Define Selection Criteria</text:h>
      <text:list xml:id="list2905240395" text:style-name="L11">
        <text:list-item>
          <text:p text:style-name="P26">Only include songs with complete metadata.</text:p>
        </text:list-item>
        <text:list-item>
          <text:p text:style-name="P27">Exclude any songs with corrupt or unreadable files.</text:p>
        </text:list-item>
      </text:list>
      <text:h text:style-name="P4" text:outline-level="4">Describing Data</text:h>
      <text:p text:style-name="P8">The dataset will be a multi-dimensional table where each row represents a song and each column represents a feature (e.g., Genre, BPM, etc.). The primary key could be a unique song identifier, and the values would be the attributes of each song.</text:p>
      <text:h text:style-name="P4" text:outline-level="4">Exploring Data</text:h>
      <text:list xml:id="list2367056635" text:style-name="L12">
        <text:list-item>
          <text:p text:style-name="P28">Perform summary statistics to understand the range, mean, or mode of each feature.</text:p>
        </text:list-item>
        <text:list-item>
          <text:p text:style-name="P28">Visualize data through histograms or scatter plots to understand the distribution of features like genres, BPM, etc.</text:p>
        </text:list-item>
        <text:list-item>
          <text:p text:style-name="P29">Conduct pairwise correlation analyses to identify any strongly correlated features, as these could influence the recommendation system.</text:p>
        </text:list-item>
      </text:list>
      <text:h text:style-name="P4" text:outline-level="4">Verifying Data Quality</text:h>
      <text:list xml:id="list3759611373" text:style-name="L13">
        <text:list-item>
          <text:p text:style-name="P30">Check for missing or inconsistent data and decide on an imputation strategy or the removal of such records.</text:p>
        </text:list-item>
        <text:list-item>
          <text:p text:style-name="P30">Validate the accuracy of metadata (e.g., Genre tags can sometimes be inaccurate).</text:p>
        </text:list-item>
        <text:list-item>
          <text:p text:style-name="P31">Test a sample set of data for any inconsistencies in the audio feature extraction process.</text:p>
        </text:list-item>
      </text:list>
      <text:h text:style-name="P1" text:outline-level="3"/>
      <text:h text:style-name="P1" text:outline-level="3">Pla<text:span text:style-name="T6">n</text:span>ning</text:h>
      <text:h text:style-name="P4" text:outline-level="4">Detailed Plan with List of Tasks</text:h>
      <text:list xml:id="list1996371585" text:style-name="L14">
        <text:list-item>
          <text:p text:style-name="P40"><text:span text:style-name="Strong_20_Emphasis"><text:span text:style-name="T1">Data Collection (</text:span></text:span><text:span text:style-name="Strong_20_Emphasis"><text:span text:style-name="T3">6</text:span></text:span><text:span text:style-name="Strong_20_Emphasis"><text:span text:style-name="T1"> hours)</text:span></text:span></text:p>
          <text:list>
            <text:list-item>
              <text:p text:style-name="P32">Collect metadata and tags for each song in your music collection.</text:p>
            </text:list-item>
            <text:list-item>
              <text:p text:style-name="P32">Extract audio features like BPM, key, loudness, and pitch.</text:p>
            </text:list-item>
          </text:list>
        </text:list-item>
        <text:list-item>
          <text:p text:style-name="P40"><text:span text:style-name="Strong_20_Emphasis"><text:span text:style-name="T1">Data Preprocessing (</text:span></text:span><text:span text:style-name="Strong_20_Emphasis"><text:span text:style-name="T3">8</text:span></text:span><text:span text:style-name="Strong_20_Emphasis"><text:span text:style-name="T1"> hours)</text:span></text:span></text:p>
          <text:list>
            <text:list-item>
              <text:p text:style-name="P32">Cleanse the data by handling missing values and removing outliers.</text:p>
            </text:list-item>
            <text:list-item>
              <text:p text:style-name="P32">Normalize and standardize numerical features for model training.</text:p>
            </text:list-item>
          </text:list>
        </text:list-item>
        <text:list-item>
          <text:p text:style-name="P40"><text:span text:style-name="Strong_20_Emphasis"><text:span text:style-name="T1">Exploratory Data Analysis (EDA) (</text:span></text:span><text:span text:style-name="Strong_20_Emphasis"><text:span text:style-name="T3">8</text:span></text:span><text:span text:style-name="Strong_20_Emphasis"><text:span text:style-name="T1"> hours)</text:span></text:span></text:p>
          <text:list>
            <text:list-item>
              <text:p text:style-name="P32">Utilize summary statistics and visualizations to understand the underlying patterns in the data.</text:p>
            </text:list-item>
          </text:list>
        </text:list-item>
        <text:list-item>
          <text:p text:style-name="P40"><text:span text:style-name="Strong_20_Emphasis"><text:span text:style-name="T1">Model Development (</text:span></text:span><text:span text:style-name="Strong_20_Emphasis"><text:span text:style-name="T2">1</text:span></text:span><text:span text:style-name="Strong_20_Emphasis"><text:span text:style-name="T4">0</text:span></text:span><text:span text:style-name="Strong_20_Emphasis"><text:span text:style-name="T1"> hours)</text:span></text:span></text:p>
          <text:list>
            <text:list-item>
              <text:p text:style-name="P32"><text:soft-page-break/>Experiment with different machine learning models including neural networks.</text:p>
            </text:list-item>
            <text:list-item>
              <text:p text:style-name="P32">Optimize hyperparameters and evaluate models using techniques like cross-validation.</text:p>
            </text:list-item>
          </text:list>
        </text:list-item>
        <text:list-item>
          <text:p text:style-name="P40"><text:span text:style-name="Strong_20_Emphasis"><text:span text:style-name="T1">Deployment and User Interface (UI) Development (</text:span></text:span><text:span text:style-name="Strong_20_Emphasis"><text:span text:style-name="T2">5</text:span></text:span><text:span text:style-name="Strong_20_Emphasis"><text:span text:style-name="T1"> hours)</text:span></text:span></text:p>
          <text:list>
            <text:list-item>
              <text:p text:style-name="P32">Deploy the finalized model into a usable application.</text:p>
            </text:list-item>
            <text:list-item>
              <text:p text:style-name="P33">Create a simple UI for users to interact with the system.</text:p>
            </text:list-item>
          </text:list>
        </text:list-item>
      </text:list>
      <text:h text:style-name="P4" text:outline-level="4">Methods and Tools</text:h>
      <text:list xml:id="list3491350557" text:style-name="L15">
        <text:list-item>
          <text:p text:style-name="P42"><text:span text:style-name="Strong_20_Emphasis"><text:span text:style-name="T1">Data Collection</text:span></text:span><text:span text:style-name="T1">: Python libraries like </text:span><text:span text:style-name="Source_20_Text"><text:span text:style-name="T1">pydub</text:span></text:span><text:span text:style-name="T1"> for audio feature extraction and web scraping tools for collecting metadata.</text:span></text:p>
        </text:list-item>
        <text:list-item>
          <text:p text:style-name="P42"><text:span text:style-name="Strong_20_Emphasis"><text:span text:style-name="T1">Data Preprocessing</text:span></text:span><text:span text:style-name="T1">: Python libraries such as </text:span><text:span text:style-name="Source_20_Text"><text:span text:style-name="T1">pandas</text:span></text:span><text:span text:style-name="T1"> for data manipulation and </text:span><text:span text:style-name="Source_20_Text"><text:span text:style-name="T1">scikit-learn</text:span></text:span><text:span text:style-name="T1"> for feature scaling.</text:span></text:p>
        </text:list-item>
        <text:list-item>
          <text:p text:style-name="P42"><text:span text:style-name="Strong_20_Emphasis"><text:span text:style-name="T1">EDA</text:span></text:span><text:span text:style-name="T1">: Data visualization libraries like </text:span><text:span text:style-name="Source_20_Text"><text:span text:style-name="T1">matplotlib</text:span></text:span><text:span text:style-name="T1"> and </text:span><text:span text:style-name="Source_20_Text"><text:span text:style-name="T1">seaborn</text:span></text:span><text:span text:style-name="T1">.</text:span></text:p>
        </text:list-item>
        <text:list-item>
          <text:p text:style-name="P42"><text:span text:style-name="Strong_20_Emphasis"><text:span text:style-name="T1">Model Development</text:span></text:span><text:span text:style-name="T1">: Machine learning libraries like </text:span><text:span text:style-name="Source_20_Text"><text:span text:style-name="T1">TensorFlow</text:span></text:span><text:span text:style-name="T1"> for neural networks and </text:span><text:span text:style-name="Source_20_Text"><text:span text:style-name="T1">scikit-learn</text:span></text:span><text:span text:style-name="T1"> for traditional algorithms.</text:span></text:p>
        </text:list-item>
        <text:list-item>
          <text:p text:style-name="P41"><text:span text:style-name="Strong_20_Emphasis"><text:span text:style-name="T1">Deployment</text:span></text:span><text:span text:style-name="T1">: Web frameworks like </text:span><text:span text:style-name="Source_20_Text"><text:span text:style-name="T1">Flask</text:span></text:span><text:span text:style-name="T1"> or </text:span><text:span text:style-name="Source_20_Text"><text:span text:style-name="T1">Django</text:span></text:span><text:span text:style-name="T1"> for exposing the model as a service.</text:span></text:p>
        </text:list-item>
      </text:list>
      <text:h text:style-name="P4" text:outline-level="4">Additional Comments</text:h>
      <text:list xml:id="list2389823201" text:style-name="L16">
        <text:list-item>
          <text:p text:style-name="P34">The Data Collection phase may require external APIs or scraping techniques, adhering to terms of service.</text:p>
        </text:list-item>
        <text:list-item>
          <text:p text:style-name="P35">For Model Development, it might be beneficial to consider simpler models like k-NN or Decision Trees before diving into neural networks for easier interpretability and quicker iter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puter Modern" svg:font-family="'Computer 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4:27:23.126994410</meta:creation-date>
    <meta:generator>LibreOffice/7.3.7.2$Linux_X86_64 LibreOffice_project/30$Build-2</meta:generator>
    <dc:date>2023-11-10T17:20:35.378800898</dc:date>
    <meta:editing-duration>PT2H51M54S</meta:editing-duration>
    <meta:editing-cycles>6</meta:editing-cycles>
    <meta:document-statistic meta:table-count="0" meta:image-count="0" meta:object-count="0" meta:page-count="4" meta:paragraph-count="94" meta:word-count="918" meta:character-count="6026" meta:non-whitespace-character-count="5263"/>
  </office:meta>
</office:document-meta>
</file>